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c0c0c0" draw:fill-image-width="0cm" draw:fill-image-height="0cm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5cm" fo:min-width="25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8.55cm" fo:min-width="25.052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cc99" draw:textarea-vertical-align="middle" draw:auto-grow-height="false" fo:min-height="0.749cm" fo:min-width="0.499cm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8.25cm" fo:min-width="25.052cm"/>
    </style:style>
    <style:style style:name="gr1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ff00" draw:textarea-vertical-align="middle" draw:auto-grow-height="false" fo:min-height="0.749cm" fo:min-width="0.499cm"/>
    </style:style>
    <style:style style:name="gr1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cccff" draw:textarea-vertical-align="middle" draw:auto-grow-height="false" fo:min-height="0.749cm" fo:min-width="0.499cm"/>
    </style:style>
    <style:style style:name="gr15" style:family="graphic" style:parent-style-name="standard">
      <style:graphic-properties draw:fill="solid" draw:fill-color="#ffffcc" draw:textarea-vertical-align="middle" draw:auto-grow-height="false" fo:min-height="0.749cm" fo:min-width="0.499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  <style:text-properties fo:font-size="20pt"/>
    </style:style>
    <style:style style:name="P2" style:family="paragraph">
      <style:paragraph-properties fo:margin-left="0cm" fo:margin-right="0cm" fo:text-indent="0cm"/>
      <style:text-properties fo:font-family="'Liberation Serif', 'Times New Roman'" style:font-family-generic="roman" style:font-pitch="variable" fo:font-size="20pt" style:font-size-asian="20pt" style:font-size-complex="2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fo:text-indent="0cm"/>
      <style:text-properties fo:font-size="18pt"/>
    </style:style>
    <style:style style:name="T1" style:family="text">
      <style:text-properties fo:font-family="'Liberation Serif', 'Times New Roman'" style:font-family-generic="roman" style:font-pitch="variable" fo:font-size="20pt" style:font-size-asian="20pt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c0c0c0" fo:font-family="'Liberation Serif', 'Times New Roman'" style:font-family-generic="roman" style:font-pitch="variable" fo:font-size="20pt" style:font-size-asian="20pt" style:font-size-complex="20pt"/>
    </style:style>
    <style:style style:name="T4" style:family="text">
      <style:text-properties fo:color="#c0c0c0"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25.552cm" svg:height="19.922cm" svg:x="0.248cm" svg:y="0.2cm">
          <draw:text-box>
            <text:p text:style-name="P1"><text:span text:style-name="T1">pid1 = fork();</text:span></text:p>
            <text:p text:style-name="P1"><text:span text:style-name="T2"><text:tab/></text:span><text:span text:style-name="T2">if ( pid1 == 0 )</text:span></text:p>
            <text:p text:style-name="P1"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printf ( "p1\n" );</text:span></text:p>
            <text:p text:style-name="P1"><text:span text:style-name="T2"><text:tab/></text:span><text:span text:style-name="T2">}</text:span></text:p>
            <text:p text:style-name="P1"><text:span text:style-name="T2"><text:tab/></text:span><text:span text:style-name="T2">else</text:span></text:p>
            <text:p text:style-name="P1"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pid2 = fork();</text:span></text:p>
            <text:p text:style-name="P1"><text:span text:style-name="T2"><text:tab/></text:span><text:span text:style-name="T2"><text:tab/></text:span><text:span text:style-name="T2">if ( pid2 == 0 )</text:span></text:p>
            <text:p text:style-name="P1"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printf ( "p2\n" );</text:span></text:p>
            <text:p text:style-name="P1"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else</text:span></text:p>
            <text:p text:style-name="P1"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pid3 = fork();</text:span></text:p>
            <text:p text:style-name="P1"><text:span text:style-name="T2"><text:tab/></text:span><text:span text:style-name="T2"><text:tab/></text:span><text:span text:style-name="T2"><text:tab/></text:span><text:span text:style-name="T2">if ( pid3 == 0 )</text:span></text:p>
            <text:p text:style-name="P1"><text:span text:style-name="T2"><text:tab/></text:span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printf ( "p3\n" );</text:span></text:p>
            <text:p text:style-name="P1"><text:span text:style-name="T2"><text:tab/></text:span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<text:tab/></text:span><text:span text:style-name="T2">else</text:span></text:p>
            <text:p text:style-name="P1"><text:span text:style-name="T2"><text:tab/></text:span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printf ( "p4\n" );</text:span></text:p>
            <text:p text:style-name="P1"><text:span text:style-name="T2"><text:tab/></text:span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office:forms form:automatic-focus="false" form:apply-design-mode="false"/>
        <draw:frame draw:style-name="gr3" draw:text-style-name="P2" draw:id="id39" draw:layer="layout" svg:width="7.752cm" svg:height="8.8cm" svg:x="0.248cm" svg:y="0.2cm">
          <draw:text-box>
            <text:p text:style-name="P1"><text:span text:style-name="T1">pid1 = fork();</text:span></text:p>
            <text:p text:style-name="P1"><text:span text:style-name="T2"><text:tab/></text:span><text:span text:style-name="T2">if ( pid1 == 0 )</text:span></text:p>
            <text:p text:style-name="P1"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printf ( "p1\n" );</text:span></text:p>
            <text:p text:style-name="P1"><text:span text:style-name="T2"><text:tab/></text:span><text:span text:style-name="T2">}</text:span></text:p>
            <text:p text:style-name="P1"><text:span text:style-name="T2"><text:tab/></text:span><text:span text:style-name="T2">else</text:span></text:p>
            <text:p text:style-name="P1"><text:span text:style-name="T2"><text:tab/></text:span><text:span text:style-name="T2">{</text:span></text:p>
            <text:p text:style-name="P1"><text:span text:style-name="T2"><text:tab/></text:span></text:p>
            <text:p text:style-name="P1"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}</text:span></text:p>
          </draw:text-box>
        </draw:frame>
        <draw:g draw:id="id40">
          <draw:custom-shape draw:style-name="gr4" draw:text-style-name="P4" draw:id="id1" draw:layer="layout" svg:width="7cm" svg:height="1.5cm" svg:x="14.6cm" svg:y="0.1cm">
            <text:p text:style-name="P4">Process princip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id="id2" draw:layer="layout" svg:width="3.728cm" svg:height="0.962cm" svg:x="16.272cm" svg:y="3.062cm">
            <draw:text-box>
              <text:p text:style-name="P5">pid1=fork();</text:p>
            </draw:text-box>
          </draw:frame>
          <draw:frame draw:style-name="gr5" draw:id="id3" draw:layer="layout" svg:width="2.42cm" svg:height="0.962cm" svg:x="12.28cm" svg:y="5.6cm">
            <draw:text-box>
              <text:p text:style-name="P5">pid1&gt;0</text:p>
            </draw:text-box>
          </draw:frame>
          <draw:frame draw:style-name="gr5" draw:id="id4" draw:layer="layout" svg:width="2.792cm" svg:height="0.962cm" svg:x="22.6cm" svg:y="5.562cm">
            <draw:text-box>
              <text:p text:style-name="P5">pid1==0</text:p>
            </draw:text-box>
          </draw:frame>
          <draw:custom-shape draw:style-name="gr4" draw:text-style-name="P4" draw:id="id5" draw:layer="layout" svg:width="7cm" svg:height="1.5cm" svg:x="10cm" svg:y="9.1cm">
            <text:p text:style-name="P4">Suite du </text:p>
            <text:p text:style-name="P4">process princip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id="id6" draw:layer="layout" svg:width="7cm" svg:height="1.5cm" svg:x="20.5cm" svg:y="9.1cm">
            <text:p text:style-name="P4">Process fil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18.1cm" svg:y1="1.6cm" svg:x2="18.136cm" svg:y2="3.062cm" draw:start-shape="id1" draw:start-glue-point="2" draw:end-shape="id2" draw:end-glue-point="0" svg:d="m18100 1600v732h36v730">
            <text:p text:style-name="P5"/>
          </draw:connector>
          <draw:connector draw:style-name="gr7" draw:text-style-name="P6" draw:layer="layout" svg:x1="18.136cm" svg:y1="4.1cm" svg:x2="13.49cm" svg:y2="5.6cm" draw:start-shape="id2" draw:start-glue-point="2" draw:end-shape="id3" draw:end-glue-point="0" svg:d="m18136 4100v750h-4646v750">
            <text:p text:style-name="P5"/>
          </draw:connector>
          <draw:connector draw:style-name="gr7" draw:text-style-name="P6" draw:layer="layout" svg:x1="18.136cm" svg:y1="4.1cm" svg:x2="23.996cm" svg:y2="5.562cm" draw:start-shape="id2" draw:end-shape="id4" draw:end-glue-point="0" svg:d="m18136 4100v731h5860v731">
            <text:p text:style-name="P5"/>
          </draw:connector>
          <draw:connector draw:style-name="gr7" draw:text-style-name="P6" draw:layer="layout" svg:x1="13.49cm" svg:y1="6.638cm" svg:x2="13.5cm" svg:y2="9.1cm" draw:start-shape="id3" draw:start-glue-point="2" draw:end-shape="id5" draw:end-glue-point="0" svg:d="m13490 6638v1213h10v1249">
            <text:p text:style-name="P5"/>
          </draw:connector>
          <draw:connector draw:style-name="gr7" draw:text-style-name="P6" draw:layer="layout" svg:x1="23.996cm" svg:y1="6.6cm" svg:x2="24cm" svg:y2="9.1cm" draw:start-shape="id4" draw:start-glue-point="2" draw:end-shape="id6" draw:end-glue-point="0" svg:d="m23996 6600v1250h4v1250">
            <text:p text:style-name="P5"/>
          </draw:connector>
          <draw:custom-shape draw:style-name="gr8" draw:text-style-name="P4" draw:id="id7" draw:layer="layout" svg:width="3cm" svg:height="3cm" svg:x="22.5cm" svg:y="13.1cm">
            <text:p text:style-name="P4">p1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7" draw:text-style-name="P6" draw:layer="layout" svg:x1="24cm" svg:y1="10.6cm" svg:x2="23.999cm" svg:y2="13.1cm" draw:start-shape="id6" draw:start-glue-point="2" draw:end-shape="id7" draw:end-glue-point="4" svg:d="m24000 10600v1251h-1v1249">
            <text:p text:style-name="P5"/>
          </draw:connector>
          <draw:frame draw:style-name="gr5" draw:id="id8" draw:layer="layout" svg:width="3.779cm" svg:height="0.962cm" svg:x="22.126cm" svg:y="17.562cm">
            <draw:text-box>
              <text:p text:style-name="P5">Fin process</text:p>
            </draw:text-box>
          </draw:frame>
          <draw:connector draw:style-name="gr7" draw:text-style-name="P6" draw:layer="layout" svg:x1="23.999cm" svg:y1="16.1cm" svg:x2="24.013cm" svg:y2="17.562cm" draw:start-shape="id7" draw:start-glue-point="8" draw:end-shape="id8" draw:end-glue-point="0" svg:d="m23999 16100v731h14v731">
            <text:p text:style-name="P5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4" draw:text-style-name="P7" draw:layer="layout" svg:width="25.5cm" svg:height="0.9cm" svg:x="0.2cm" svg:y="0.1cm">
          <text:p text:style-name="P7"><text:tab/><text:tab/><text:tab/><text:tab/><text:tab/><text:tab/><text:tab/><text:tab/><text:tab/>Process principal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5.5cm" svg:height="14.7cm" svg:x="1.5cm" svg:y="5.3cm">
          <text:p text:style-name="P7"><text:tab/><text:tab/><text:tab/><text:tab/><text:tab/><text:tab/><text:tab/><text:tab/><text:tab/>Process principal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5.5cm" svg:height="2.5cm" svg:x="1.5cm" svg:y="2cm">
          <text:p text:style-name="P7"><text:tab/><text:tab/><text:tab/><text:tab/><text:tab/><text:tab/><text:tab/><text:tab/><text:tab/>Process fils 1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5.552cm" svg:height="19.922cm" svg:x="0.248cm" svg:y="0.2cm">
          <draw:text-box>
            <text:p text:style-name="P1"><text:span text:style-name="T1">pid1 = fork();</text:span></text:p>
            <text:p text:style-name="P1"><text:span text:style-name="T2"><text:tab/></text:span><text:span text:style-name="T2">if ( pid1 == 0 )</text:span></text:p>
            <text:p text:style-name="P1"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printf ( "p1\n" );</text:span></text:p>
            <text:p text:style-name="P1"><text:span text:style-name="T2"><text:tab/></text:span><text:span text:style-name="T2">}</text:span></text:p>
            <text:p text:style-name="P1"><text:span text:style-name="T2"><text:tab/></text:span><text:span text:style-name="T2">else</text:span></text:p>
            <text:p text:style-name="P1"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pid2 = fork();</text:span></text:p>
            <text:p text:style-name="P1"><text:span text:style-name="T2"><text:tab/></text:span><text:span text:style-name="T2"><text:tab/></text:span><text:span text:style-name="T2">if ( pid2 == 0 )</text:span></text:p>
            <text:p text:style-name="P1"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printf ( "p2\n" );</text:span></text:p>
            <text:p text:style-name="P1"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else</text:span></text:p>
            <text:p text:style-name="P1"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pid3 = fork();</text:span></text:p>
            <text:p text:style-name="P1"><text:span text:style-name="T2"><text:tab/></text:span><text:span text:style-name="T2"><text:tab/></text:span><text:span text:style-name="T2"><text:tab/></text:span><text:span text:style-name="T2">if ( pid3 == 0 )</text:span></text:p>
            <text:p text:style-name="P1"><text:span text:style-name="T2"><text:tab/></text:span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printf ( "p3\n" );</text:span></text:p>
            <text:p text:style-name="P1"><text:span text:style-name="T2"><text:tab/></text:span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<text:tab/></text:span><text:span text:style-name="T2">else</text:span></text:p>
            <text:p text:style-name="P1"><text:span text:style-name="T2"><text:tab/></text:span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printf ( "p4\n" );</text:span></text:p>
            <text:p text:style-name="P1"><text:span text:style-name="T2"><text:tab/></text:span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draw:style-name="gr10" draw:text-style-name="P2" draw:id="id41" draw:layer="layout" svg:width="9.252cm" svg:height="18.5cm" svg:x="0.248cm" svg:y="0.2cm">
          <draw:text-box>
            <text:p text:style-name="P1"><text:span text:style-name="T3">pid1 = fork();</text:span></text:p>
            <text:p text:style-name="P1"><text:span text:style-name="T4"><text:tab/></text:span><text:span text:style-name="T4">if ( pid1 == 0 )</text:span></text:p>
            <text:p text:style-name="P1"><text:span text:style-name="T4"><text:tab/></text:span><text:span text:style-name="T4">{</text:span></text:p>
            <text:p text:style-name="P1"><text:span text:style-name="T4"><text:tab/></text:span><text:span text:style-name="T4"><text:tab/></text:span><text:span text:style-name="T4">printf ( "p1\n" );</text:span></text:p>
            <text:p text:style-name="P1"><text:span text:style-name="T4"><text:tab/></text:span><text:span text:style-name="T4">}</text:span></text:p>
            <text:p text:style-name="P1"><text:span text:style-name="T4"><text:tab/></text:span><text:span text:style-name="T4">else</text:span></text:p>
            <text:p text:style-name="P1"><text:span text:style-name="T4"><text:tab/></text:span><text:span text:style-name="T4">{</text:span></text:p>
            <text:p text:style-name="P1"><text:span text:style-name="T2"><text:tab/></text:span><text:span text:style-name="T2"><text:tab/></text:span><text:span text:style-name="T2">pid2 = fork();</text:span></text:p>
            <text:p text:style-name="P1"><text:span text:style-name="T2"><text:tab/></text:span><text:span text:style-name="T2"><text:tab/></text:span><text:span text:style-name="T2">if ( pid2 == 0 )</text:span></text:p>
            <text:p text:style-name="P1"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printf ( "p2\n" );</text:span></text:p>
            <text:p text:style-name="P1"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else</text:span></text:p>
            <text:p text:style-name="P1"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/text:p>
            <text:p text:style-name="P1"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}</text:span></text:p>
          </draw:text-box>
        </draw:frame>
        <draw:g draw:id="id42">
          <draw:custom-shape draw:style-name="gr4" draw:text-style-name="P4" draw:id="id9" draw:layer="layout" svg:width="7cm" svg:height="1.5cm" svg:x="14.6cm" svg:y="0.1cm">
            <text:p text:style-name="P4">Process princip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id="id10" draw:layer="layout" svg:width="3.728cm" svg:height="0.962cm" svg:x="16.272cm" svg:y="3.062cm">
            <draw:text-box>
              <text:p text:style-name="P5">pid2=fork();</text:p>
            </draw:text-box>
          </draw:frame>
          <draw:frame draw:style-name="gr5" draw:id="id11" draw:layer="layout" svg:width="2.42cm" svg:height="0.962cm" svg:x="12.28cm" svg:y="5.6cm">
            <draw:text-box>
              <text:p text:style-name="P5">pid2&gt;0</text:p>
            </draw:text-box>
          </draw:frame>
          <draw:frame draw:style-name="gr5" draw:id="id12" draw:layer="layout" svg:width="2.792cm" svg:height="0.962cm" svg:x="22.6cm" svg:y="5.562cm">
            <draw:text-box>
              <text:p text:style-name="P5">pid2==0</text:p>
            </draw:text-box>
          </draw:frame>
          <draw:custom-shape draw:style-name="gr4" draw:text-style-name="P4" draw:id="id13" draw:layer="layout" svg:width="7cm" svg:height="1.5cm" svg:x="10cm" svg:y="9.1cm">
            <text:p text:style-name="P4">Suite du </text:p>
            <text:p text:style-name="P4">process princip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id="id14" draw:layer="layout" svg:width="7cm" svg:height="1.5cm" svg:x="20.5cm" svg:y="9cm">
            <text:p text:style-name="P4">Process fil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18.1cm" svg:y1="1.6cm" svg:x2="18.136cm" svg:y2="3.062cm" draw:start-shape="id9" draw:start-glue-point="2" draw:end-shape="id10" draw:end-glue-point="0" svg:d="m18100 1600v732h36v730">
            <text:p text:style-name="P5"/>
          </draw:connector>
          <draw:connector draw:style-name="gr7" draw:text-style-name="P6" draw:layer="layout" svg:x1="18.136cm" svg:y1="4.1cm" svg:x2="13.49cm" svg:y2="5.6cm" draw:start-shape="id10" draw:start-glue-point="2" draw:end-shape="id11" draw:end-glue-point="0" svg:d="m18136 4100v750h-4646v750">
            <text:p text:style-name="P5"/>
          </draw:connector>
          <draw:connector draw:style-name="gr7" draw:text-style-name="P6" draw:layer="layout" svg:x1="18.136cm" svg:y1="4.1cm" svg:x2="23.996cm" svg:y2="5.562cm" draw:start-shape="id10" draw:end-shape="id12" draw:end-glue-point="0" svg:d="m18136 4100v731h5860v731">
            <text:p text:style-name="P5"/>
          </draw:connector>
          <draw:connector draw:style-name="gr7" draw:text-style-name="P6" draw:layer="layout" svg:x1="13.49cm" svg:y1="6.562cm" svg:x2="13.5cm" svg:y2="9.1cm" draw:start-shape="id11" draw:start-glue-point="2" draw:end-shape="id13" draw:end-glue-point="0" svg:d="m13490 6562v1269h10v1269">
            <text:p text:style-name="P5"/>
          </draw:connector>
          <draw:connector draw:style-name="gr7" draw:text-style-name="P6" draw:layer="layout" svg:x1="23.996cm" svg:y1="6.6cm" svg:x2="24cm" svg:y2="9cm" draw:start-shape="id12" draw:start-glue-point="2" draw:end-shape="id14" draw:end-glue-point="0" svg:d="m23996 6600v1200h4v1200">
            <text:p text:style-name="P5"/>
          </draw:connector>
          <draw:custom-shape draw:style-name="gr12" draw:text-style-name="P4" draw:id="id15" draw:layer="layout" svg:width="3cm" svg:height="3cm" svg:x="22.5cm" svg:y="13.1cm">
            <text:p text:style-name="P4">p2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7" draw:text-style-name="P6" draw:layer="layout" svg:x1="24cm" svg:y1="10.5cm" svg:x2="23.999cm" svg:y2="13.1cm" draw:start-shape="id14" draw:start-glue-point="2" draw:end-shape="id15" draw:end-glue-point="4" svg:d="m24000 10500v1301h-1v1299">
            <text:p text:style-name="P5"/>
          </draw:connector>
          <draw:frame draw:style-name="gr5" draw:id="id16" draw:layer="layout" svg:width="3.779cm" svg:height="0.962cm" svg:x="22.126cm" svg:y="17.562cm">
            <draw:text-box>
              <text:p text:style-name="P5">Fin process</text:p>
            </draw:text-box>
          </draw:frame>
          <draw:connector draw:style-name="gr7" draw:text-style-name="P6" draw:layer="layout" svg:x1="23.999cm" svg:y1="16.1cm" svg:x2="24.013cm" svg:y2="17.562cm" draw:start-shape="id15" draw:start-glue-point="8" draw:end-shape="id16" draw:end-glue-point="0" svg:d="m23999 16100v731h14v731">
            <text:p text:style-name="P5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4" draw:text-style-name="P7" draw:layer="layout" svg:width="25.5cm" svg:height="0.9cm" svg:x="0.9cm" svg:y="5.9cm">
          <text:p text:style-name="P7"><text:tab/><text:tab/><text:tab/><text:tab/><text:tab/><text:tab/><text:tab/><text:tab/><text:tab/>Process principal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5.5cm" svg:height="2.5cm" svg:x="1.5cm" svg:y="7.6cm">
          <text:p text:style-name="P7"><text:tab/><text:tab/><text:tab/><text:tab/><text:tab/><text:tab/><text:tab/><text:tab/><text:tab/>Process fils 2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5.5cm" svg:height="0.9cm" svg:x="0.2cm" svg:y="0.1cm">
          <text:p text:style-name="P7"><text:tab/><text:tab/><text:tab/><text:tab/><text:tab/><text:tab/><text:tab/><text:tab/><text:tab/>Process principal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5.5cm" svg:height="9cm" svg:x="1.5cm" svg:y="11cm">
          <text:p text:style-name="P7"><text:tab/><text:tab/><text:tab/><text:tab/><text:tab/><text:tab/><text:tab/><text:tab/><text:tab/>Process principal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5.5cm" svg:height="2.5cm" svg:x="1.5cm" svg:y="2cm">
          <text:p text:style-name="P7"><text:tab/><text:tab/><text:tab/><text:tab/><text:tab/><text:tab/><text:tab/><text:tab/><text:tab/>Process fils 1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5.552cm" svg:height="19.922cm" svg:x="0.248cm" svg:y="0.2cm">
          <draw:text-box>
            <text:p text:style-name="P1"><text:span text:style-name="T1">pid1 = fork();</text:span></text:p>
            <text:p text:style-name="P1"><text:span text:style-name="T2"><text:tab/></text:span><text:span text:style-name="T2">if ( pid1 == 0 )</text:span></text:p>
            <text:p text:style-name="P1"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printf ( "p1\n" );</text:span></text:p>
            <text:p text:style-name="P1"><text:span text:style-name="T2"><text:tab/></text:span><text:span text:style-name="T2">}</text:span></text:p>
            <text:p text:style-name="P1"><text:span text:style-name="T2"><text:tab/></text:span><text:span text:style-name="T2">else</text:span></text:p>
            <text:p text:style-name="P1"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pid2 = fork();</text:span></text:p>
            <text:p text:style-name="P1"><text:span text:style-name="T2"><text:tab/></text:span><text:span text:style-name="T2"><text:tab/></text:span><text:span text:style-name="T2">if ( pid2 == 0 )</text:span></text:p>
            <text:p text:style-name="P1"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printf ( "p2\n" );</text:span></text:p>
            <text:p text:style-name="P1"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else</text:span></text:p>
            <text:p text:style-name="P1"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pid3 = fork();</text:span></text:p>
            <text:p text:style-name="P1"><text:span text:style-name="T2"><text:tab/></text:span><text:span text:style-name="T2"><text:tab/></text:span><text:span text:style-name="T2"><text:tab/></text:span><text:span text:style-name="T2">if ( pid3 == 0 )</text:span></text:p>
            <text:p text:style-name="P1"><text:span text:style-name="T2"><text:tab/></text:span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printf ( "p3\n" );</text:span></text:p>
            <text:p text:style-name="P1"><text:span text:style-name="T2"><text:tab/></text:span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<text:tab/></text:span><text:span text:style-name="T2">else</text:span></text:p>
            <text:p text:style-name="P1"><text:span text:style-name="T2"><text:tab/></text:span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printf ( "p4\n" );</text:span></text:p>
            <text:p text:style-name="P1"><text:span text:style-name="T2"><text:tab/></text:span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>
        <office:forms form:automatic-focus="false" form:apply-design-mode="false"/>
        <draw:frame draw:style-name="gr10" draw:text-style-name="P2" draw:id="id43" draw:layer="layout" svg:width="10.752cm" svg:height="19.922cm" svg:x="0.248cm" svg:y="0.2cm">
          <draw:text-box>
            <text:p text:style-name="P1"><text:span text:style-name="T3">pid1 = fork();</text:span></text:p>
            <text:p text:style-name="P1"><text:span text:style-name="T4"><text:tab/></text:span><text:span text:style-name="T4">if ( pid1 == 0 )</text:span></text:p>
            <text:p text:style-name="P1"><text:span text:style-name="T4"><text:tab/></text:span><text:span text:style-name="T4">{</text:span></text:p>
            <text:p text:style-name="P1"><text:span text:style-name="T4"><text:tab/></text:span><text:span text:style-name="T4"><text:tab/></text:span><text:span text:style-name="T4">printf ( "p1\n" );</text:span></text:p>
            <text:p text:style-name="P1"><text:span text:style-name="T4"><text:tab/></text:span><text:span text:style-name="T4">}</text:span></text:p>
            <text:p text:style-name="P1"><text:span text:style-name="T4"><text:tab/></text:span><text:span text:style-name="T4">else</text:span></text:p>
            <text:p text:style-name="P1"><text:span text:style-name="T4"><text:tab/></text:span><text:span text:style-name="T4">{</text:span></text:p>
            <text:p text:style-name="P1"><text:span text:style-name="T4"><text:tab/></text:span><text:span text:style-name="T4"><text:tab/></text:span><text:span text:style-name="T4">pid2 = fork();</text:span></text:p>
            <text:p text:style-name="P1"><text:span text:style-name="T4"><text:tab/></text:span><text:span text:style-name="T4"><text:tab/></text:span><text:span text:style-name="T4">if ( pid2 == 0 )</text:span></text:p>
            <text:p text:style-name="P1"><text:span text:style-name="T4"><text:tab/></text:span><text:span text:style-name="T4"><text:tab/></text:span><text:span text:style-name="T4">{</text:span></text:p>
            <text:p text:style-name="P1"><text:span text:style-name="T4"><text:tab/></text:span><text:span text:style-name="T4"><text:tab/></text:span><text:span text:style-name="T4"><text:tab/></text:span><text:span text:style-name="T4">printf ( "p2\n" );</text:span></text:p>
            <text:p text:style-name="P1"><text:span text:style-name="T4"><text:tab/></text:span><text:span text:style-name="T4"><text:tab/></text:span><text:span text:style-name="T4">}</text:span></text:p>
            <text:p text:style-name="P1"><text:span text:style-name="T4"><text:tab/></text:span><text:span text:style-name="T4"><text:tab/></text:span><text:span text:style-name="T4">else</text:span></text:p>
            <text:p text:style-name="P1"><text:span text:style-name="T4"><text:tab/></text:span><text:span text:style-name="T4"><text:tab/></text:span><text:span text:style-name="T4">{</text:span></text:p>
            <text:p text:style-name="P1"><text:span text:style-name="T2"><text:tab/></text:span><text:span text:style-name="T2"><text:tab/></text:span><text:span text:style-name="T2"><text:tab/></text:span><text:span text:style-name="T2">pid3 = fork();</text:span></text:p>
            <text:p text:style-name="P1"><text:span text:style-name="T2"><text:tab/></text:span><text:span text:style-name="T2"><text:tab/></text:span><text:span text:style-name="T2"><text:tab/></text:span><text:span text:style-name="T2">if ( pid3 == 0 )</text:span></text:p>
            <text:p text:style-name="P1"><text:span text:style-name="T2"><text:tab/></text:span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printf ( "p3\n" );</text:span></text:p>
            <text:p text:style-name="P1"><text:span text:style-name="T2"><text:tab/></text:span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<text:tab/></text:span><text:span text:style-name="T2">else</text:span></text:p>
            <text:p text:style-name="P1"><text:span text:style-name="T2"><text:tab/></text:span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printf ( "p4\n" );</text:span></text:p>
            <text:p text:style-name="P1"><text:span text:style-name="T2"><text:tab/></text:span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}</text:span></text:p>
          </draw:text-box>
        </draw:frame>
        <draw:g draw:id="id44">
          <draw:custom-shape draw:style-name="gr4" draw:text-style-name="P4" draw:id="id17" draw:layer="layout" svg:width="7cm" svg:height="1.5cm" svg:x="14.6cm" svg:y="0.1cm">
            <text:p text:style-name="P4">Process princip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id="id18" draw:layer="layout" svg:width="3.728cm" svg:height="0.962cm" svg:x="16.272cm" svg:y="3.062cm">
            <draw:text-box>
              <text:p text:style-name="P5">pid3=fork();</text:p>
            </draw:text-box>
          </draw:frame>
          <draw:frame draw:style-name="gr5" draw:id="id19" draw:layer="layout" svg:width="2.42cm" svg:height="0.962cm" svg:x="12.28cm" svg:y="5.6cm">
            <draw:text-box>
              <text:p text:style-name="P5">pid3&gt;0</text:p>
            </draw:text-box>
          </draw:frame>
          <draw:frame draw:style-name="gr5" draw:id="id20" draw:layer="layout" svg:width="2.792cm" svg:height="0.962cm" svg:x="22.6cm" svg:y="5.562cm">
            <draw:text-box>
              <text:p text:style-name="P5">pid3==0</text:p>
            </draw:text-box>
          </draw:frame>
          <draw:custom-shape draw:style-name="gr4" draw:text-style-name="P4" draw:id="id21" draw:layer="layout" svg:width="7cm" svg:height="1.5cm" svg:x="10cm" svg:y="9.1cm">
            <text:p text:style-name="P4">Suite du </text:p>
            <text:p text:style-name="P4">process princip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id="id22" draw:layer="layout" svg:width="7cm" svg:height="1.5cm" svg:x="20.5cm" svg:y="9cm">
            <text:p text:style-name="P4">Process fil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18.1cm" svg:y1="1.6cm" svg:x2="18.136cm" svg:y2="3.062cm" draw:start-shape="id17" draw:start-glue-point="2" draw:end-shape="id18" draw:end-glue-point="0" svg:d="m18100 1600v732h36v730">
            <text:p text:style-name="P5"/>
          </draw:connector>
          <draw:connector draw:style-name="gr7" draw:text-style-name="P6" draw:layer="layout" svg:x1="18.136cm" svg:y1="4.1cm" svg:x2="13.49cm" svg:y2="5.6cm" draw:start-shape="id18" draw:start-glue-point="2" draw:end-shape="id19" draw:end-glue-point="0" svg:d="m18136 4100v750h-4646v750">
            <text:p text:style-name="P5"/>
          </draw:connector>
          <draw:connector draw:style-name="gr7" draw:text-style-name="P6" draw:layer="layout" svg:x1="18.136cm" svg:y1="4.1cm" svg:x2="23.996cm" svg:y2="5.562cm" draw:start-shape="id18" draw:end-shape="id20" draw:end-glue-point="0" svg:d="m18136 4100v731h5860v731">
            <text:p text:style-name="P5"/>
          </draw:connector>
          <draw:connector draw:style-name="gr7" draw:text-style-name="P6" draw:layer="layout" svg:x1="13.49cm" svg:y1="6.638cm" svg:x2="13.5cm" svg:y2="9.1cm" draw:start-shape="id19" draw:start-glue-point="2" draw:end-shape="id21" draw:end-glue-point="0" svg:d="m13490 6638v1213h10v1249">
            <text:p text:style-name="P5"/>
          </draw:connector>
          <draw:connector draw:style-name="gr7" draw:text-style-name="P6" draw:layer="layout" svg:x1="23.996cm" svg:y1="6.6cm" svg:x2="24cm" svg:y2="9cm" draw:start-shape="id20" draw:start-glue-point="2" draw:end-shape="id22" draw:end-glue-point="0" svg:d="m23996 6600v1200h4v1200">
            <text:p text:style-name="P5"/>
          </draw:connector>
          <draw:custom-shape draw:style-name="gr14" draw:text-style-name="P4" draw:id="id23" draw:layer="layout" svg:width="3cm" svg:height="3cm" svg:x="22.5cm" svg:y="13.1cm">
            <text:p text:style-name="P4">p3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7" draw:text-style-name="P6" draw:layer="layout" svg:x1="24cm" svg:y1="10.5cm" svg:x2="23.999cm" svg:y2="13.1cm" draw:start-shape="id22" draw:start-glue-point="2" draw:end-shape="id23" draw:end-glue-point="4" svg:d="m24000 10500v1301h-1v1299">
            <text:p text:style-name="P5"/>
          </draw:connector>
          <draw:frame draw:style-name="gr5" draw:id="id24" draw:layer="layout" svg:width="3.779cm" svg:height="0.962cm" svg:x="22.126cm" svg:y="17.562cm">
            <draw:text-box>
              <text:p text:style-name="P5">Fin process</text:p>
            </draw:text-box>
          </draw:frame>
          <draw:connector draw:style-name="gr7" draw:text-style-name="P6" draw:layer="layout" svg:x1="23.999cm" svg:y1="16.1cm" svg:x2="24.013cm" svg:y2="17.562cm" draw:start-shape="id23" draw:start-glue-point="8" draw:end-shape="id24" draw:end-glue-point="0" svg:d="m23999 16100v731h14v731">
            <text:p text:style-name="P5"/>
          </draw:connector>
          <draw:custom-shape draw:style-name="gr15" draw:text-style-name="P4" draw:id="id25" draw:layer="layout" svg:width="3cm" svg:height="3cm" svg:x="12.1cm" svg:y="13.1cm">
            <text:p text:style-name="P4">p4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7" draw:text-style-name="P6" draw:layer="layout" svg:x1="13.6cm" svg:y1="10.5cm" svg:x2="13.599cm" svg:y2="13.1cm" draw:end-shape="id25" draw:end-glue-point="4" svg:d="m13600 10500v1050h-1v1550">
            <text:p text:style-name="P5"/>
          </draw:connector>
          <draw:frame draw:style-name="gr5" draw:id="id26" draw:layer="layout" svg:width="3.779cm" svg:height="0.962cm" svg:x="11.726cm" svg:y="17.562cm">
            <draw:text-box>
              <text:p text:style-name="P5">Fin process</text:p>
            </draw:text-box>
          </draw:frame>
          <draw:connector draw:style-name="gr7" draw:text-style-name="P6" draw:layer="layout" svg:x1="13.599cm" svg:y1="16.1cm" svg:x2="13.613cm" svg:y2="17.562cm" draw:end-shape="id26" draw:end-glue-point="0" svg:d="m13599 16100v481h14v981">
            <text:p text:style-name="P5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13" draw:text-style-name="P7" draw:layer="layout" svg:width="25.5cm" svg:height="2.5cm" svg:x="1.8cm" svg:y="12.9cm">
          <text:p text:style-name="P7"><text:tab/><text:tab/><text:tab/><text:tab/><text:tab/><text:tab/><text:tab/><text:tab/><text:tab/>Process fils 3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5.5cm" svg:height="0.9cm" svg:x="1.2cm" svg:y="11.1cm">
          <text:p text:style-name="P7"><text:tab/><text:tab/><text:tab/><text:tab/><text:tab/><text:tab/><text:tab/><text:tab/><text:tab/>Process principal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5.5cm" svg:height="0.9cm" svg:x="0.9cm" svg:y="5.9cm">
          <text:p text:style-name="P7"><text:tab/><text:tab/><text:tab/><text:tab/><text:tab/><text:tab/><text:tab/><text:tab/><text:tab/>Process principal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5.5cm" svg:height="2.5cm" svg:x="1.5cm" svg:y="7.6cm">
          <text:p text:style-name="P7"><text:tab/><text:tab/><text:tab/><text:tab/><text:tab/><text:tab/><text:tab/><text:tab/><text:tab/>Process fils 2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5.5cm" svg:height="0.9cm" svg:x="0.2cm" svg:y="0.1cm">
          <text:p text:style-name="P7"><text:tab/><text:tab/><text:tab/><text:tab/><text:tab/><text:tab/><text:tab/><text:tab/><text:tab/>Process principal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5.5cm" svg:height="3.5cm" svg:x="1.5cm" svg:y="16cm">
          <text:p text:style-name="P7"><text:tab/><text:tab/><text:tab/><text:tab/><text:tab/><text:tab/><text:tab/><text:tab/><text:tab/>Process principal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5.5cm" svg:height="2.5cm" svg:x="1.5cm" svg:y="2cm">
          <text:p text:style-name="P7"><text:tab/><text:tab/><text:tab/><text:tab/><text:tab/><text:tab/><text:tab/><text:tab/><text:tab/>Process fils 1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25.552cm" svg:height="19.922cm" svg:x="0.248cm" svg:y="0.2cm">
          <draw:text-box>
            <text:p text:style-name="P1"><text:span text:style-name="T1">pid1 = fork();</text:span></text:p>
            <text:p text:style-name="P1"><text:span text:style-name="T2"><text:tab/></text:span><text:span text:style-name="T2">if ( pid1 == 0 )</text:span></text:p>
            <text:p text:style-name="P1"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printf ( "p1\n" );</text:span></text:p>
            <text:p text:style-name="P1"><text:span text:style-name="T2"><text:tab/></text:span><text:span text:style-name="T2">}</text:span></text:p>
            <text:p text:style-name="P1"><text:span text:style-name="T2"><text:tab/></text:span><text:span text:style-name="T2">else</text:span></text:p>
            <text:p text:style-name="P1"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pid2 = fork();</text:span></text:p>
            <text:p text:style-name="P1"><text:span text:style-name="T2"><text:tab/></text:span><text:span text:style-name="T2"><text:tab/></text:span><text:span text:style-name="T2">if ( pid2 == 0 )</text:span></text:p>
            <text:p text:style-name="P1"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printf ( "p2\n" );</text:span></text:p>
            <text:p text:style-name="P1"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else</text:span></text:p>
            <text:p text:style-name="P1"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pid3 = fork();</text:span></text:p>
            <text:p text:style-name="P1"><text:span text:style-name="T2"><text:tab/></text:span><text:span text:style-name="T2"><text:tab/></text:span><text:span text:style-name="T2"><text:tab/></text:span><text:span text:style-name="T2">if ( pid3 == 0 )</text:span></text:p>
            <text:p text:style-name="P1"><text:span text:style-name="T2"><text:tab/></text:span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printf ( "p3\n" );</text:span></text:p>
            <text:p text:style-name="P1"><text:span text:style-name="T2"><text:tab/></text:span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<text:tab/></text:span><text:span text:style-name="T2">else</text:span></text:p>
            <text:p text:style-name="P1"><text:span text:style-name="T2"><text:tab/></text:span><text:span text:style-name="T2"><text:tab/></text:span><text:span text:style-name="T2"><text:tab/></text:span><text:span text:style-name="T2">{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printf ( "p4\n" );</text:span></text:p>
            <text:p text:style-name="P1"><text:span text:style-name="T2"><text:tab/></text:span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<text:tab/></text:span><text:span text:style-name="T2">}</text:span></text:p>
            <text:p text:style-name="P1"><text:span text:style-name="T2"><text:tab/></text:span><text:span text:style-name="T2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>
        <office:forms form:automatic-focus="false" form:apply-design-mode="false"/>
        <draw:g draw:id="id45">
          <draw:custom-shape draw:style-name="gr4" draw:text-style-name="P4" draw:id="id27" draw:layer="layout" svg:width="7cm" svg:height="1.5cm" svg:x="1.3cm" svg:y="1.6cm">
            <text:p text:style-name="P4">Process princip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4.8cm" svg:y1="3.1cm" svg:x2="4.799cm" svg:y2="4.5cm" draw:start-shape="id27" draw:start-glue-point="2" draw:end-shape="id28" draw:end-glue-point="4" svg:d="m4800 3100v701h-1v699">
            <text:p text:style-name="P5"/>
          </draw:connector>
          <draw:custom-shape draw:style-name="gr8" draw:text-style-name="P4" draw:id="id28" draw:layer="layout" svg:width="3cm" svg:height="3cm" svg:x="3.3cm" svg:y="4.5cm">
            <text:p text:style-name="P4">p1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 draw:id="id46">
          <draw:custom-shape draw:style-name="gr4" draw:text-style-name="P4" draw:id="id29" draw:layer="layout" svg:width="7cm" svg:height="1.5cm" svg:x="8.8cm" svg:y="1.6cm">
            <text:p text:style-name="P4">Process princip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12.3cm" svg:y1="3.1cm" svg:x2="12.299cm" svg:y2="4.5cm" draw:start-shape="id29" draw:start-glue-point="2" draw:end-shape="id30" draw:end-glue-point="4" svg:d="m12300 3100v701h-1v699">
            <text:p text:style-name="P5"/>
          </draw:connector>
          <draw:custom-shape draw:style-name="gr12" draw:text-style-name="P4" draw:id="id30" draw:layer="layout" svg:width="3cm" svg:height="3cm" svg:x="10.8cm" svg:y="4.5cm">
            <text:p text:style-name="P4">p2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 draw:id="id47">
          <draw:custom-shape draw:style-name="gr4" draw:text-style-name="P4" draw:id="id31" draw:layer="layout" svg:width="7cm" svg:height="1.5cm" svg:x="16.2cm" svg:y="1.6cm">
            <text:p text:style-name="P4">Process princip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19.7cm" svg:y1="3.1cm" svg:x2="19.699cm" svg:y2="4.5cm" draw:start-shape="id31" draw:start-glue-point="2" draw:end-shape="id32" draw:end-glue-point="4" svg:d="m19700 3100v701h-1v699">
            <text:p text:style-name="P5"/>
          </draw:connector>
          <draw:custom-shape draw:style-name="gr14" draw:text-style-name="P4" draw:id="id32" draw:layer="layout" svg:width="3cm" svg:height="3cm" svg:x="18.2cm" svg:y="4.5cm">
            <text:p text:style-name="P4">p3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 draw:id="id48">
          <draw:custom-shape draw:style-name="gr4" draw:text-style-name="P4" draw:id="id33" draw:layer="layout" svg:width="7cm" svg:height="1.5cm" svg:x="6.4cm" svg:y="12.8cm">
            <text:p text:style-name="P4">Process principa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id="id34" draw:layer="layout" svg:width="3cm" svg:height="3cm" svg:x="16.5cm" svg:y="12cm">
            <text:p text:style-name="P4">p4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16" draw:text-style-name="P6" draw:layer="layout" draw:type="line" svg:x1="13.4cm" svg:y1="13.55cm" svg:x2="16.5cm" svg:y2="13.499cm" draw:start-shape="id33" draw:start-glue-point="1" draw:end-shape="id34" draw:end-glue-point="6" svg:d="m13400 13550 3100-51">
            <text:p text:style-name="P5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g>
          <draw:custom-shape draw:style-name="gr8" draw:text-style-name="P4" draw:id="id36" draw:layer="layout" svg:width="3cm" svg:height="3cm" svg:x="5.2cm" svg:y="13.4cm">
            <text:p text:style-name="P4">p1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2" draw:text-style-name="P4" draw:id="id38" draw:layer="layout" svg:width="3cm" svg:height="3cm" svg:x="10.8cm" svg:y="13.4cm">
            <text:p text:style-name="P4">p2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4" draw:text-style-name="P4" draw:id="id37" draw:layer="layout" svg:width="3cm" svg:height="3cm" svg:x="16.9cm" svg:y="13.4cm">
            <text:p text:style-name="P4">p3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4" draw:id="id35" draw:layer="layout" svg:width="3cm" svg:height="3cm" svg:x="9.4cm" svg:y="4.9cm">
            <text:p text:style-name="P4">p4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7" draw:text-style-name="P6" draw:layer="layout" svg:x1="10.899cm" svg:y1="7.9cm" svg:x2="6.7cm" svg:y2="13.4cm" draw:start-shape="id35" draw:start-glue-point="8" draw:end-shape="id36" svg:d="m10899 7900v2750h-4199v2750">
            <text:p text:style-name="P5"/>
          </draw:connector>
          <draw:connector draw:style-name="gr7" draw:text-style-name="P6" draw:layer="layout" svg:x1="10.899cm" svg:y1="7.9cm" svg:x2="18.399cm" svg:y2="13.4cm" draw:start-shape="id35" draw:start-glue-point="8" draw:end-shape="id37" draw:end-glue-point="4" svg:d="m10899 7900v2750h7500v2750">
            <text:p text:style-name="P5"/>
          </draw:connector>
          <draw:connector draw:style-name="gr7" draw:text-style-name="P6" draw:layer="layout" svg:x1="10.899cm" svg:y1="7.9cm" svg:x2="12.299cm" svg:y2="13.4cm" draw:start-shape="id35" draw:start-glue-point="8" draw:end-shape="id38" draw:end-glue-point="4" svg:d="m10899 7900v2750h1400v2750">
            <text:p text:style-name="P5"/>
          </draw:connector>
        </draw:g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deSource" style:family="graphic">
      <style:paragraph-properties style:text-autospace="none"/>
      <style:text-properties fo:font-family="'Courier 10 Pitch'" style:font-pitch="fixed" fo:font-size="10pt" fo:language="en" fo:country="US" style:language-asian="en" style:country-asian="US" style:font-family-complex="'Courier 10 Pitch'" style:font-pitch-complex="fixed" style:font-size-complex="10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éro&gt;</text:page-number></text:span><text:span text:style-name="T1">/9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30T16:03:03</meta:creation-date>
    <dc:date>2008-10-02T09:50:13</dc:date>
    <meta:editing-cycles>17</meta:editing-cycles>
    <meta:editing-duration>PT1H8M37S</meta:editing-duration>
    <meta:user-defined meta:name="Info 1"/>
    <meta:user-defined meta:name="Info 2"/>
    <meta:user-defined meta:name="Info 3"/>
    <meta:user-defined meta:name="Info 4"/>
    <meta:document-statistic meta:object-count="137"/>
  </office:meta>
</office:document-meta>
</file>